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36">
      <style:table-cell-properties fo:border="thin solid #000000" fo:background-color="#E6E6FF"/>
    </style:style>
    <style:style style:name="ce4" style:family="table-cell" style:parent-style-name="Default" style:data-style-name="N36">
      <style:table-cell-properties fo:border="thin solid #000000" style:vertical-align="automatic" fo:background-color="#E6E6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E6E6FF"/>
    </style:style>
    <style:style style:name="ce10" style:family="table-cell" style:parent-style-name="Default" style:data-style-name="N0">
      <style:table-cell-properties fo:border="thin solid #000000" fo:background-color="#E6E6E6"/>
    </style:style>
    <style:style style:name="ce11" style:family="table-cell" style:parent-style-name="Default" style:data-style-name="N36">
      <style:table-cell-properties fo:border="thin solid #000000" fo:background-color="#FFFFCC"/>
    </style:style>
    <style:style style:name="ce12" style:family="table-cell" style:parent-style-name="Default" style:data-style-name="N0">
      <style:table-cell-properties fo:border="thin solid #000000" fo:background-color="#FFFFCC"/>
    </style:style>
    <style:style style:name="ce13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36">
      <style:table-cell-properties fo:border="thin solid #000000" fo:background-color="#70AD47"/>
    </style:style>
    <style:style style:name="co1" style:family="table-column">
      <style:table-column-properties fo:break-before="auto" style:column-width="4.08516666666667cm"/>
    </style:style>
    <style:style style:name="co2" style:family="table-column">
      <style:table-column-properties fo:break-before="auto" style:column-width="6.7945cm"/>
    </style:style>
    <style:style style:name="co3" style:family="table-column">
      <style:table-column-properties fo:break-before="auto" style:column-width="4.46616666666667cm"/>
    </style:style>
    <style:style style:name="co4" style:family="table-column">
      <style:table-column-properties fo:break-before="auto" style:column-width="4.6355cm"/>
    </style:style>
    <style:style style:name="co5" style:family="table-column">
      <style:table-column-properties fo:break-before="auto" style:column-width="18.49966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37066666666667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3.09033333333333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3.21733333333333cm"/>
    </style:style>
    <style:style style:name="co12" style:family="table-column">
      <style:table-column-properties fo:break-before="auto" style:column-width="3.40783333333333cm"/>
    </style:style>
    <style:style style:name="co13" style:family="table-column">
      <style:table-column-properties fo:break-before="auto" style:column-width="3.00566666666667cm"/>
    </style:style>
    <style:style style:name="co14" style:family="table-column">
      <style:table-column-properties fo:break-before="auto" style:column-width="3.47133333333333cm"/>
    </style:style>
    <style:style style:name="co15" style:family="table-column">
      <style:table-column-properties fo:break-before="auto" style:column-width="3.32316666666667cm"/>
    </style:style>
    <style:style style:name="co16" style:family="table-column">
      <style:table-column-properties fo:break-before="auto" style:column-width="2.26483333333333cm"/>
    </style:style>
    <style:style style:name="co17" style:family="table-column">
      <style:table-column-properties fo:break-before="auto" style:column-width="6.68866666666667cm"/>
    </style:style>
    <style:style style:name="ro1" style:family="table-row">
      <style:table-row-properties style:row-height="23.4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ametres.$A$2:.$A$5])" table:base-cell-address="Temps.A4">
          <table:help-message/>
          <table:error-message/>
        </table:content-validation>
        <table:content-validation table:name="val2" table:condition="of:cell-content-is-in-list([Parametres.$A$2:.$A$6])" table:base-cell-address="Temps.A7">
          <table:help-message/>
          <table:error-message/>
        </table:content-validation>
        <table:content-validation table:name="val3" table:condition="of:cell-content-is-in-list([Parametres.$B$2:.$B$7])" table:base-cell-address="Temps.B4">
          <table:help-message/>
          <table:error-message/>
        </table:content-validation>
        <table:content-validation table:name="val4" table:condition="of:cell-content-is-in-list([Parametres.$C$2:.$C$4])" table:base-cell-address="Temps.E4">
          <table:help-message/>
          <table:error-message/>
        </table:content-validation>
        <table:content-validation table:name="val5" table:condition="of:cell-content-is-in-list([Parametres.$D$2:.$D$100])" table:base-cell-address="Temps.B7">
          <table:help-message/>
          <table:error-message/>
        </table:content-validation>
      </table:content-validations>
      <table:table table:name="Tem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5" table:number-rows-spanned="1" table:style-name="ce7">
            <text:p>Suivi des temps passé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8">
            <text:p>Saisie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content-validation-name="val1" table:style-name="ce1">
            <text:p>Projet</text:p>
          </table:table-cell>
          <table:table-cell office:value-type="string" table:content-validation-name="val3" table:style-name="ce1">
            <text:p>Rosetta</text:p>
          </table:table-cell>
          <table:table-cell table:style-name="ce1"/>
          <table:table-cell office:value-type="string" table:style-name="ce1">
            <text:p>Groupe</text:p>
          </table:table-cell>
          <table:table-cell office:value-type="string" table:content-validation-name="val4" table:style-name="ce1">
            <text:p>Groupe A</text:p>
          </table:table-cell>
          <table:table-cell table:number-columns-repeated="16379"/>
        </table:table-row>
        <table:table-row table:style-name="ro2">
          <table:table-cell table:content-validation-name="val1" table:style-name="ce1"/>
          <table:table-cell table:number-columns-repeated="16383" table:style-name="ce1"/>
        </table:table-row>
        <table:table-row table:style-name="ro2">
          <table:table-cell office:value-type="string" table:content-validation-name="val1" table:style-name="ce2">
            <text:p>Nom de l'étudiant</text:p>
          </table:table-cell>
          <table:table-cell office:value-type="string" table:style-name="ce2">
            <text:p>Tâche</text:p>
          </table:table-cell>
          <table:table-cell office:value-type="string" table:style-name="ce3">
            <text:p>Temps passé (en heures)</text:p>
          </table:table-cell>
          <table:table-cell office:value-type="string" table:style-name="ce4">
            <text:p>Date</text:p>
          </table:table-cell>
          <table:table-cell office:value-type="string" table:style-name="ce2">
            <text:p>Observations</text:p>
          </table:table-cell>
          <table:table-cell table:number-columns-repeated="16379"/>
        </table:table-row>
        <table:table-row table:style-name="ro2">
          <table:table-cell office:value-type="string" table:content-validation-name="val2" table:style-name="ce5">
            <text:p>Gastebois Lucy</text:p>
          </table:table-cell>
          <table:table-cell office:value-type="string" table:content-validation-name="val5" table:style-name="ce5">
            <text:p>Réunions avec le client</text:p>
          </table:table-cell>
          <table:table-cell office:value-type="time" office:time-value="PT0H20M0S" table:style-name="ce6">
            <text:p>00:20</text:p>
          </table:table-cell>
          <table:table-cell office:value-type="string" table:style-name="ce6">
            <text:p>14/10/2020 - 18:00:00</text:p>
          </table:table-cell>
          <table:table-cell office:value-type="string" table:style-name="ce5">
            <text:p>1er rendez-vous avec le client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ontard Alice</text:p>
          </table:table-cell>
          <table:table-cell office:value-type="string" table:content-validation-name="val5" table:style-name="ce5">
            <text:p>Réunions avec le client</text:p>
          </table:table-cell>
          <table:table-cell office:value-type="time" office:time-value="PT0H20M0S" table:style-name="ce6">
            <text:p>00:20</text:p>
          </table:table-cell>
          <table:table-cell office:value-type="string" table:style-name="ce6">
            <text:p>14/10/2020 - 18:00:00</text:p>
          </table:table-cell>
          <table:table-cell office:value-type="string" table:style-name="ce5">
            <text:p>1er rendez-vous avec le client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Boeuf Sullivan</text:p>
          </table:table-cell>
          <table:table-cell office:value-type="string" table:content-validation-name="val5" table:style-name="ce5">
            <text:p>Réunions avec le client</text:p>
          </table:table-cell>
          <table:table-cell office:value-type="time" office:time-value="PT0H20M0S" table:style-name="ce6">
            <text:p>00:20</text:p>
          </table:table-cell>
          <table:table-cell office:value-type="string" table:style-name="ce6">
            <text:p>14/10/2020 - 18:00:00</text:p>
          </table:table-cell>
          <table:table-cell office:value-type="string" table:style-name="ce5">
            <text:p>1er rendez-vous avec le client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rcia Christophe</text:p>
          </table:table-cell>
          <table:table-cell office:value-type="string" table:content-validation-name="val5" table:style-name="ce5">
            <text:p>Réunions avec le client</text:p>
          </table:table-cell>
          <table:table-cell office:value-type="time" office:time-value="PT0H20M0S" table:style-name="ce6">
            <text:p>00:20</text:p>
          </table:table-cell>
          <table:table-cell office:value-type="string" table:style-name="ce6">
            <text:p>14/10/2020 - 18:00:00</text:p>
          </table:table-cell>
          <table:table-cell office:value-type="string" table:style-name="ce5">
            <text:p>1er rendez-vous avec le client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ontard Alice</text:p>
          </table:table-cell>
          <table:table-cell office:value-type="string" table:content-validation-name="val5" table:style-name="ce5">
            <text:p>Rédaction compte rendu des réunions</text:p>
          </table:table-cell>
          <table:table-cell office:value-type="time" office:time-value="PT1H0M0S" table:style-name="ce6">
            <text:p>01:00</text:p>
          </table:table-cell>
          <table:table-cell office:value-type="string" table:style-name="ce6">
            <text:p>16/10/2020 - 17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rcia Christophe</text:p>
          </table:table-cell>
          <table:table-cell office:value-type="string" table:content-validation-name="val5" table:style-name="ce5">
            <text:p>Maintien du Site</text:p>
          </table:table-cell>
          <table:table-cell office:value-type="time" office:time-value="PT0H45M0S" table:style-name="ce6">
            <text:p>00:45</text:p>
          </table:table-cell>
          <table:table-cell office:value-type="string" table:style-name="ce6">
            <text:p>18/10/2020 - 18h30</text:p>
          </table:table-cell>
          <table:table-cell office:value-type="string" table:style-name="ce5">
            <text:p>Création du site, ajouts des membre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Boeuf Sullivan</text:p>
          </table:table-cell>
          <table:table-cell office:value-type="string" table:content-validation-name="val5" table:style-name="ce5">
            <text:p>Maquettage application mobile</text:p>
          </table:table-cell>
          <table:table-cell office:value-type="time" office:time-value="PT1H0M0S" table:style-name="ce6">
            <text:p>01:00</text:p>
          </table:table-cell>
          <table:table-cell office:value-type="string" table:style-name="ce6">
            <text:p>19/10/2020 - 20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rcia Christophe</text:p>
          </table:table-cell>
          <table:table-cell office:value-type="string" table:content-validation-name="val5" table:style-name="ce5">
            <text:p>Maquettage application mobile</text:p>
          </table:table-cell>
          <table:table-cell office:value-type="time" office:time-value="PT2H0M0S" table:style-name="ce6">
            <text:p>02:00</text:p>
          </table:table-cell>
          <table:table-cell office:value-type="string" table:style-name="ce6">
            <text:p>19/10/2020 - 22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stebois Lucy</text:p>
          </table:table-cell>
          <table:table-cell office:value-type="string" table:content-validation-name="val5" table:style-name="ce5">
            <text:p>Rédaction proposition de projet</text:p>
          </table:table-cell>
          <table:table-cell office:value-type="time" office:time-value="PT2H30M0S" table:style-name="ce6">
            <text:p>02:30</text:p>
          </table:table-cell>
          <table:table-cell office:value-type="string" table:style-name="ce6">
            <text:p>20/10/2020 - 21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ontard Alice</text:p>
          </table:table-cell>
          <table:table-cell office:value-type="string" table:content-validation-name="val5" table:style-name="ce5">
            <text:p>Rédaction proposition de projet</text:p>
          </table:table-cell>
          <table:table-cell office:value-type="time" office:time-value="PT1H15M0S" table:style-name="ce6">
            <text:p>01:15</text:p>
          </table:table-cell>
          <table:table-cell office:value-type="string" table:style-name="ce6">
            <text:p>20/10/2020 - 21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Boeuf Sullivan</text:p>
          </table:table-cell>
          <table:table-cell office:value-type="string" table:content-validation-name="val5" table:style-name="ce5">
            <text:p>Maquettage site web</text:p>
          </table:table-cell>
          <table:table-cell office:value-type="time" office:time-value="PT0H45M0S" table:style-name="ce6">
            <text:p>00:45</text:p>
          </table:table-cell>
          <table:table-cell office:value-type="string" table:style-name="ce6">
            <text:p>20/10/2020 - 21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ontard Alice</text:p>
          </table:table-cell>
          <table:table-cell office:value-type="string" table:content-validation-name="val5" table:style-name="ce5">
            <text:p>Maquettage site web</text:p>
          </table:table-cell>
          <table:table-cell office:value-type="time" office:time-value="PT0H45M0S" table:style-name="ce6">
            <text:p>00:45</text:p>
          </table:table-cell>
          <table:table-cell office:value-type="string" table:style-name="ce6">
            <text:p>20/10/2020 - 21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stebois Lucy</text:p>
          </table:table-cell>
          <table:table-cell office:value-type="string" table:content-validation-name="val5" table:style-name="ce5">
            <text:p>Maquettage site web</text:p>
          </table:table-cell>
          <table:table-cell office:value-type="time" office:time-value="PT0H45M0S" table:style-name="ce6">
            <text:p>00:45</text:p>
          </table:table-cell>
          <table:table-cell office:value-type="string" table:style-name="ce6">
            <text:p>20/10/2020 - 21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Boeuf Sullivan</text:p>
          </table:table-cell>
          <table:table-cell office:value-type="string" table:content-validation-name="val5" table:style-name="ce5">
            <text:p>Rédaction proposition de projet</text:p>
          </table:table-cell>
          <table:table-cell office:value-type="time" office:time-value="PT0H45M0S" table:style-name="ce6">
            <text:p>00:45</text:p>
          </table:table-cell>
          <table:table-cell office:value-type="string" table:style-name="ce6">
            <text:p>21/10/2020 - 15:00:0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rcia Christophe</text:p>
          </table:table-cell>
          <table:table-cell office:value-type="string" table:content-validation-name="val5" table:style-name="ce5">
            <text:p>Auto Formation</text:p>
          </table:table-cell>
          <table:table-cell office:value-type="time" office:time-value="PT0H30M0S" table:style-name="ce6">
            <text:p>00:30</text:p>
          </table:table-cell>
          <table:table-cell office:value-type="string" table:style-name="ce6">
            <text:p>30/10/2020 - 11:00:00</text:p>
          </table:table-cell>
          <table:table-cell office:value-type="string" table:style-name="ce5">
            <text:p>Réarrangement du fichier "Suivi des temps passés" : résolution de bug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Boeuf Sullivan</text:p>
          </table:table-cell>
          <table:table-cell office:value-type="string" table:content-validation-name="val5" table:style-name="ce5">
            <text:p>Auto Formation</text:p>
          </table:table-cell>
          <table:table-cell office:value-type="time" office:time-value="PT0H30M0S" table:style-name="ce6">
            <text:p>00:30</text:p>
          </table:table-cell>
          <table:table-cell office:value-type="string" table:style-name="ce6">
            <text:p>30/10/2020 - 11:00:00</text:p>
          </table:table-cell>
          <table:table-cell office:value-type="string" table:style-name="ce5">
            <text:p>Réarrangement du fichier "Suivi des temps passés" : résolution de bug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rcia Christophe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0H30M0S" table:style-name="ce6">
            <text:p>00:30</text:p>
          </table:table-cell>
          <table:table-cell office:value-type="string" table:style-name="ce6">
            <text:p>30/10/2020 - 12:00:00</text:p>
          </table:table-cell>
          <table:table-cell office:value-type="string" table:style-name="ce5">
            <text:p>Suivi des temps passés, avec accord commun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ontard Alice</text:p>
          </table:table-cell>
          <table:table-cell office:value-type="string" table:content-validation-name="val5" table:style-name="ce5">
            <text:p>Maintien du Site</text:p>
          </table:table-cell>
          <table:table-cell office:value-type="time" office:time-value="PT0H20M0S" table:style-name="ce6">
            <text:p>00:20</text:p>
          </table:table-cell>
          <table:table-cell office:value-type="string" table:style-name="ce6">
            <text:p>30/10/2020 - 13:00:00</text:p>
          </table:table-cell>
          <table:table-cell office:value-type="string" table:style-name="ce5">
            <text:p>Mises à jours (rôles, documents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Garcia Christophe</text:p>
          </table:table-cell>
          <table:table-cell office:value-type="string" table:content-validation-name="val5" table:style-name="ce5">
            <text:p>Communication avec le client</text:p>
          </table:table-cell>
          <table:table-cell office:value-type="time" office:time-value="PT0H5M0S" table:style-name="ce6">
            <text:p>00:05</text:p>
          </table:table-cell>
          <table:table-cell office:value-type="string" table:style-name="ce6">
            <text:p>30/10/2020 - 13:00:00</text:p>
          </table:table-cell>
          <table:table-cell office:value-type="string" table:style-name="ce5">
            <text:p>Proposition de projet</text:p>
          </table:table-cell>
          <table:table-cell table:number-columns-repeated="16379"/>
        </table:table-row>
        <table:table-row table:number-rows-repeated="36" table:style-name="ro2">
          <table:table-cell table:content-validation-name="val1" table:style-name="ce5"/>
          <table:table-cell table:content-validation-name="val5" table:style-name="ce5"/>
          <table:table-cell office:value-type="time" office:time-value="PT0H0M0S" table:style-name="ce6">
            <text:p>00:00</text:p>
          </table:table-cell>
          <table:table-cell table:style-name="ce6"/>
          <table:table-cell table:style-name="ce5"/>
          <table:table-cell table:number-columns-repeated="16379"/>
        </table:table-row>
        <table:table-row table:number-rows-repeated="39" table:style-name="ro2">
          <table:table-cell/>
          <table:table-cell table:content-validation-name="val5" table:style-name="ce1"/>
          <table:table-cell table:number-columns-repeated="16382"/>
        </table:table-row>
        <table:table-row table:number-rows-repeated="1048476" table:style-name="ro2">
          <table:table-cell table:number-columns-repeated="16384"/>
        </table:table-row>
      </table:table>
      <table:table table:name="Stat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3">
          <table:table-cell office:value-type="string" table:number-columns-spanned="6" table:number-rows-spanned="1" table:style-name="ce7">
            <text:p>Suivi des temps passé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8">
            <text:p>Statistiqu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1"/>
          <table:table-cell office:value-type="string" office:string-value="Gastebois Lucy" table:formula="of:=[Parametres.A2]" table:style-name="ce9">
            <text:p>Gastebois Lucy</text:p>
          </table:table-cell>
          <table:table-cell office:value-type="string" office:string-value="Gontard Alice" table:formula="of:=[Parametres.A3]" table:style-name="ce9">
            <text:p>Gontard Alice</text:p>
          </table:table-cell>
          <table:table-cell office:value-type="string" office:string-value="LeBoeuf Sullivan" table:formula="of:=[Parametres.A4]" table:style-name="ce9">
            <text:p>LeBoeuf Sullivan</text:p>
          </table:table-cell>
          <table:table-cell office:value-type="string" office:string-value="Garcia Christophe" table:formula="of:=[Parametres.A5]" table:style-name="ce9">
            <text:p>Garcia Christophe</text:p>
          </table:table-cell>
          <table:table-cell office:value-type="string" table:style-name="ce2">
            <text:p>Total</text:p>
          </table:table-cell>
          <table:table-cell/>
          <table:table-cell table:style-name="ce1">
            <draw:frame draw:z-index="1" draw:id="id0" draw:style-name="a0" draw:name="Graphique 4" svg:x="0in" svg:y="0in" svg:width="12.575in" svg:height="3.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office:string-value="Autre" table:formula="of:=[Parametres.D2]" table:style-name="ce10">
            <text:p>Autre</text:p>
          </table:table-cell>
          <table:table-cell office:value-type="time" office:time-value="PT0H0M0S" table:formula="of:=SUMPRODUCT(([Temps.$A$7:.$A$100]=[Stats.$B$3])*([Temps.$B$7:.$B$100]=[Stats.$A4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4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4])*([Temps.$C$7:.$C$100]))" table:number-matrix-columns-spanned="1" table:number-matrix-rows-spanned="1" table:style-name="ce16">
            <text:p>00:00</text:p>
          </table:table-cell>
          <table:table-cell office:value-type="time" office:time-value="PT0H30M0S" table:formula="of:=SUMPRODUCT(([Temps.$A$7:.$A$100]=[Stats.$E$3])*([Temps.$B$7:.$B$100]=[Stats.$A4])*([Temps.$C$7:.$C$100]))" table:number-matrix-columns-spanned="1" table:number-matrix-rows-spanned="1" table:style-name="ce16">
            <text:p>00:30</text:p>
          </table:table-cell>
          <table:table-cell office:value-type="time" office:time-value="PT0H30M0S" table:formula="of:=SUM([.B4:.E4])" table:style-name="ce11">
            <text:p>00:30</text:p>
          </table:table-cell>
          <table:table-cell table:number-columns-repeated="16378"/>
        </table:table-row>
        <table:table-row table:style-name="ro2">
          <table:table-cell office:value-type="string" office:string-value="Communication avec le client" table:formula="of:=[Parametres.D3]" table:style-name="ce10">
            <text:p>Communication avec le client</text:p>
          </table:table-cell>
          <table:table-cell office:value-type="time" office:time-value="PT0H0M0S" table:formula="of:=SUMPRODUCT(([Temps.$A$7:.$A$100]=[Stats.$B$3])*([Temps.$B$7:.$B$100]=[Stats.$A5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5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5])*([Temps.$C$7:.$C$100]))" table:number-matrix-columns-spanned="1" table:number-matrix-rows-spanned="1" table:style-name="ce16">
            <text:p>00:00</text:p>
          </table:table-cell>
          <table:table-cell office:value-type="time" office:time-value="PT0H5M0S" table:formula="of:=SUMPRODUCT(([Temps.$A$7:.$A$100]=[Stats.$E$3])*([Temps.$B$7:.$B$100]=[Stats.$A5])*([Temps.$C$7:.$C$100]))" table:number-matrix-columns-spanned="1" table:number-matrix-rows-spanned="1" table:style-name="ce16">
            <text:p>00:05</text:p>
          </table:table-cell>
          <table:table-cell office:value-type="time" office:time-value="PT0H5M0S" table:formula="of:=SUM([.B5:.E5])" table:style-name="ce11">
            <text:p>00:05</text:p>
          </table:table-cell>
          <table:table-cell table:number-columns-repeated="16378"/>
        </table:table-row>
        <table:table-row table:style-name="ro2">
          <table:table-cell office:value-type="string" office:string-value="Développement" table:formula="of:=[Parametres.D4]" table:style-name="ce10">
            <text:p>Développement</text:p>
          </table:table-cell>
          <table:table-cell office:value-type="time" office:time-value="PT0H0M0S" table:formula="of:=SUMPRODUCT(([Temps.$A$7:.$A$100]=[Stats.$B$3])*([Temps.$B$7:.$B$100]=[Stats.$A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6:.E6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Maintien du Site" table:formula="of:=[Parametres.D5]" table:style-name="ce10">
            <text:p>Maintien du Site</text:p>
          </table:table-cell>
          <table:table-cell office:value-type="time" office:time-value="PT0H0M0S" table:formula="of:=SUMPRODUCT(([Temps.$A$7:.$A$100]=[Stats.$B$3])*([Temps.$B$7:.$B$100]=[Stats.$A7])*([Temps.$C$7:.$C$100]))" table:number-matrix-columns-spanned="1" table:number-matrix-rows-spanned="1" table:style-name="ce16">
            <text:p>00:00</text:p>
          </table:table-cell>
          <table:table-cell office:value-type="time" office:time-value="PT0H20M0S" table:formula="of:=SUMPRODUCT(([Temps.$A$7:.$A$100]=[Stats.$C$3])*([Temps.$B$7:.$B$100]=[Stats.$A7])*([Temps.$C$7:.$C$100]))" table:number-matrix-columns-spanned="1" table:number-matrix-rows-spanned="1" table:style-name="ce16">
            <text:p>00:20</text:p>
          </table:table-cell>
          <table:table-cell office:value-type="time" office:time-value="PT0H0M0S" table:formula="of:=SUMPRODUCT(([Temps.$A$7:.$A$100]=[Stats.$D$3])*([Temps.$B$7:.$B$100]=[Stats.$A7])*([Temps.$C$7:.$C$100]))" table:number-matrix-columns-spanned="1" table:number-matrix-rows-spanned="1" table:style-name="ce16">
            <text:p>00:00</text:p>
          </table:table-cell>
          <table:table-cell office:value-type="time" office:time-value="PT0H45M0S" table:formula="of:=SUMPRODUCT(([Temps.$A$7:.$A$100]=[Stats.$E$3])*([Temps.$B$7:.$B$100]=[Stats.$A7])*([Temps.$C$7:.$C$100]))" table:number-matrix-columns-spanned="1" table:number-matrix-rows-spanned="1" table:style-name="ce16">
            <text:p>00:45</text:p>
          </table:table-cell>
          <table:table-cell office:value-type="time" office:time-value="PT1H5M0S" table:formula="of:=SUM([.B7:.E7])" table:style-name="ce11">
            <text:p>01:05</text:p>
          </table:table-cell>
          <table:table-cell table:number-columns-repeated="16378"/>
        </table:table-row>
        <table:table-row table:style-name="ro2">
          <table:table-cell office:value-type="string" office:string-value="Rédaction cahier des tests" table:formula="of:=[Parametres.D6]" table:style-name="ce10">
            <text:p>Rédaction cahier des tests</text:p>
          </table:table-cell>
          <table:table-cell office:value-type="time" office:time-value="PT0H0M0S" table:formula="of:=SUMPRODUCT(([Temps.$A$7:.$A$100]=[Stats.$B$3])*([Temps.$B$7:.$B$100]=[Stats.$A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8:.E8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Rédaction compte rendu des réunions" table:formula="of:=[Parametres.D7]" table:style-name="ce10">
            <text:p>Rédaction compte rendu des réunions</text:p>
          </table:table-cell>
          <table:table-cell office:value-type="time" office:time-value="PT0H0M0S" table:formula="of:=SUMPRODUCT(([Temps.$A$7:.$A$100]=[Stats.$B$3])*([Temps.$B$7:.$B$100]=[Stats.$A9])*([Temps.$C$7:.$C$100]))" table:number-matrix-columns-spanned="1" table:number-matrix-rows-spanned="1" table:style-name="ce16">
            <text:p>00:00</text:p>
          </table:table-cell>
          <table:table-cell office:value-type="time" office:time-value="PT1H0M0S" table:formula="of:=SUMPRODUCT(([Temps.$A$7:.$A$100]=[Stats.$C$3])*([Temps.$B$7:.$B$100]=[Stats.$A9])*([Temps.$C$7:.$C$100]))" table:number-matrix-columns-spanned="1" table:number-matrix-rows-spanned="1" table:style-name="ce16">
            <text:p>01:00</text:p>
          </table:table-cell>
          <table:table-cell office:value-type="time" office:time-value="PT0H0M0S" table:formula="of:=SUMPRODUCT(([Temps.$A$7:.$A$100]=[Stats.$D$3])*([Temps.$B$7:.$B$100]=[Stats.$A9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9])*([Temps.$C$7:.$C$100]))" table:number-matrix-columns-spanned="1" table:number-matrix-rows-spanned="1" table:style-name="ce16">
            <text:p>00:00</text:p>
          </table:table-cell>
          <table:table-cell office:value-type="time" office:time-value="PT1H0M0S" table:formula="of:=SUM([.B9:.E9])" table:style-name="ce11">
            <text:p>01:00</text:p>
          </table:table-cell>
          <table:table-cell table:number-columns-repeated="16378"/>
        </table:table-row>
        <table:table-row table:style-name="ro2">
          <table:table-cell office:value-type="string" office:string-value="Rédaction manuel utilisateur" table:formula="of:=[Parametres.D8]" table:style-name="ce10">
            <text:p>Rédaction manuel utilisateur</text:p>
          </table:table-cell>
          <table:table-cell office:value-type="time" office:time-value="PT0H0M0S" table:formula="of:=SUMPRODUCT(([Temps.$A$7:.$A$100]=[Stats.$B$3])*([Temps.$B$7:.$B$100]=[Stats.$A10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0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10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10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10:.E10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mpréhension" table:formula="of:=[Parametres.D9]" table:style-name="ce10">
            <text:p>Rédaction rapport de compréhension</text:p>
          </table:table-cell>
          <table:table-cell office:value-type="time" office:time-value="PT0H0M0S" table:formula="of:=SUMPRODUCT(([Temps.$A$7:.$A$100]=[Stats.$B$3])*([Temps.$B$7:.$B$100]=[Stats.$A11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1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11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11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11:.E11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nception" table:formula="of:=[Parametres.D10]" table:style-name="ce10">
            <text:p>Rédaction rapport de conception</text:p>
          </table:table-cell>
          <table:table-cell office:value-type="time" office:time-value="PT0H0M0S" table:formula="of:=SUMPRODUCT(([Temps.$A$7:.$A$100]=[Stats.$B$3])*([Temps.$B$7:.$B$100]=[Stats.$A12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2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12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12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12:.E12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spécifications" table:formula="of:=[Parametres.D11]" table:style-name="ce10">
            <text:p>Rédaction rapport de spécifications</text:p>
          </table:table-cell>
          <table:table-cell office:value-type="time" office:time-value="PT0H0M0S" table:formula="of:=SUMPRODUCT(([Temps.$A$7:.$A$100]=[Stats.$B$3])*([Temps.$B$7:.$B$100]=[Stats.$A13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3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13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13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13:.E13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Réunions avec le client" table:formula="of:=[Parametres.D12]" table:style-name="ce10">
            <text:p>Réunions avec le client</text:p>
          </table:table-cell>
          <table:table-cell office:value-type="time" office:time-value="PT0H20M0S" table:formula="of:=SUMPRODUCT(([Temps.$A$7:.$A$100]=[Stats.$B$3])*([Temps.$B$7:.$B$100]=[Stats.$A14])*([Temps.$C$7:.$C$100]))" table:number-matrix-columns-spanned="1" table:number-matrix-rows-spanned="1" table:style-name="ce16">
            <text:p>00:20</text:p>
          </table:table-cell>
          <table:table-cell office:value-type="time" office:time-value="PT0H20M0S" table:formula="of:=SUMPRODUCT(([Temps.$A$7:.$A$100]=[Stats.$C$3])*([Temps.$B$7:.$B$100]=[Stats.$A14])*([Temps.$C$7:.$C$100]))" table:number-matrix-columns-spanned="1" table:number-matrix-rows-spanned="1" table:style-name="ce16">
            <text:p>00:20</text:p>
          </table:table-cell>
          <table:table-cell office:value-type="time" office:time-value="PT0H20M0S" table:formula="of:=SUMPRODUCT(([Temps.$A$7:.$A$100]=[Stats.$D$3])*([Temps.$B$7:.$B$100]=[Stats.$A14])*([Temps.$C$7:.$C$100]))" table:number-matrix-columns-spanned="1" table:number-matrix-rows-spanned="1" table:style-name="ce16">
            <text:p>00:20</text:p>
          </table:table-cell>
          <table:table-cell office:value-type="time" office:time-value="PT0H20M0S" table:formula="of:=SUMPRODUCT(([Temps.$A$7:.$A$100]=[Stats.$E$3])*([Temps.$B$7:.$B$100]=[Stats.$A14])*([Temps.$C$7:.$C$100]))" table:number-matrix-columns-spanned="1" table:number-matrix-rows-spanned="1" table:style-name="ce16">
            <text:p>00:20</text:p>
          </table:table-cell>
          <table:table-cell office:value-type="time" office:time-value="PT1H20M0S" table:formula="of:=SUM([.B14:.E14])" table:style-name="ce11">
            <text:p>01:20</text:p>
          </table:table-cell>
          <table:table-cell table:number-columns-repeated="16378"/>
        </table:table-row>
        <table:table-row table:style-name="ro2">
          <table:table-cell office:value-type="string" office:string-value="Réunions avec le tuteur" table:formula="of:=[Parametres.D13]" table:style-name="ce10">
            <text:p>Réunions avec le tuteur</text:p>
          </table:table-cell>
          <table:table-cell office:value-type="time" office:time-value="PT0H0M0S" table:formula="of:=SUMPRODUCT(([Temps.$A$7:.$A$100]=[Stats.$B$3])*([Temps.$B$7:.$B$100]=[Stats.$A15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5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15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15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15:.E15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Tests" table:formula="of:=[Parametres.D14]" table:style-name="ce10">
            <text:p>Tests</text:p>
          </table:table-cell>
          <table:table-cell office:value-type="time" office:time-value="PT0H0M0S" table:formula="of:=SUMPRODUCT(([Temps.$A$7:.$A$100]=[Stats.$B$3])*([Temps.$B$7:.$B$100]=[Stats.$A1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1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16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16:.E16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Auto Formation" table:formula="of:=[Parametres.D15]" table:style-name="ce10">
            <text:p>Auto Formation</text:p>
          </table:table-cell>
          <table:table-cell office:value-type="time" office:time-value="PT0H0M0S" table:formula="of:=SUMPRODUCT(([Temps.$A$7:.$A$100]=[Stats.$B$3])*([Temps.$B$7:.$B$100]=[Stats.$A17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7])*([Temps.$C$7:.$C$100]))" table:number-matrix-columns-spanned="1" table:number-matrix-rows-spanned="1" table:style-name="ce16">
            <text:p>00:00</text:p>
          </table:table-cell>
          <table:table-cell office:value-type="time" office:time-value="PT0H30M0S" table:formula="of:=SUMPRODUCT(([Temps.$A$7:.$A$100]=[Stats.$D$3])*([Temps.$B$7:.$B$100]=[Stats.$A17])*([Temps.$C$7:.$C$100]))" table:number-matrix-columns-spanned="1" table:number-matrix-rows-spanned="1" table:style-name="ce16">
            <text:p>00:30</text:p>
          </table:table-cell>
          <table:table-cell office:value-type="time" office:time-value="PT0H30M0S" table:formula="of:=SUMPRODUCT(([Temps.$A$7:.$A$100]=[Stats.$E$3])*([Temps.$B$7:.$B$100]=[Stats.$A17])*([Temps.$C$7:.$C$100]))" table:number-matrix-columns-spanned="1" table:number-matrix-rows-spanned="1" table:style-name="ce16">
            <text:p>00:30</text:p>
          </table:table-cell>
          <table:table-cell office:value-type="time" office:time-value="PT1H0M0S" table:formula="of:=SUM([.B17:.E17])" table:style-name="ce11">
            <text:p>01:00</text:p>
          </table:table-cell>
          <table:table-cell table:number-columns-repeated="16378"/>
        </table:table-row>
        <table:table-row table:style-name="ro2">
          <table:table-cell office:value-type="string" office:string-value="Recherche documentation" table:formula="of:=[Parametres.D16]" table:style-name="ce10">
            <text:p>Recherche documentation</text:p>
          </table:table-cell>
          <table:table-cell office:value-type="time" office:time-value="PT0H0M0S" table:formula="of:=SUMPRODUCT(([Temps.$A$7:.$A$100]=[Stats.$B$3])*([Temps.$B$7:.$B$100]=[Stats.$A1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1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D$3])*([Temps.$B$7:.$B$100]=[Stats.$A1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E$3])*([Temps.$B$7:.$B$100]=[Stats.$A18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([.B18:.E18])" table:style-name="ce11">
            <text:p>00:00</text:p>
          </table:table-cell>
          <table:table-cell table:number-columns-repeated="16378"/>
        </table:table-row>
        <table:table-row table:style-name="ro2">
          <table:table-cell office:value-type="string" office:string-value="Rédaction proposition de projet" table:formula="of:=[Parametres.D17]" table:style-name="ce10">
            <text:p>Rédaction proposition de projet</text:p>
          </table:table-cell>
          <table:table-cell office:value-type="time" office:time-value="PT2H30M0S" table:formula="of:=SUMPRODUCT(([Temps.$A$7:.$A$100]=[Stats.$B$3])*([Temps.$B$7:.$B$100]=[Stats.$A19])*([Temps.$C$7:.$C$100]))" table:number-matrix-columns-spanned="1" table:number-matrix-rows-spanned="1" table:style-name="ce16">
            <text:p>02:30</text:p>
          </table:table-cell>
          <table:table-cell office:value-type="time" office:time-value="PT1H15M0S" table:formula="of:=SUMPRODUCT(([Temps.$A$7:.$A$100]=[Stats.$C$3])*([Temps.$B$7:.$B$100]=[Stats.$A19])*([Temps.$C$7:.$C$100]))" table:number-matrix-columns-spanned="1" table:number-matrix-rows-spanned="1" table:style-name="ce16">
            <text:p>01:15</text:p>
          </table:table-cell>
          <table:table-cell office:value-type="time" office:time-value="PT0H45M0S" table:formula="of:=SUMPRODUCT(([Temps.$A$7:.$A$100]=[Stats.$D$3])*([Temps.$B$7:.$B$100]=[Stats.$A19])*([Temps.$C$7:.$C$100]))" table:number-matrix-columns-spanned="1" table:number-matrix-rows-spanned="1" table:style-name="ce16">
            <text:p>00:45</text:p>
          </table:table-cell>
          <table:table-cell office:value-type="time" office:time-value="PT0H0M0S" table:formula="of:=SUMPRODUCT(([Temps.$A$7:.$A$100]=[Stats.$E$3])*([Temps.$B$7:.$B$100]=[Stats.$A19])*([Temps.$C$7:.$C$100]))" table:number-matrix-columns-spanned="1" table:number-matrix-rows-spanned="1" table:style-name="ce16">
            <text:p>00:00</text:p>
          </table:table-cell>
          <table:table-cell office:value-type="time" office:time-value="PT4H30M0S" table:formula="of:=SUM([.B19:.E19])" table:style-name="ce11">
            <text:p>04:30</text:p>
          </table:table-cell>
          <table:table-cell table:number-columns-repeated="16378"/>
        </table:table-row>
        <table:table-row table:style-name="ro2">
          <table:table-cell office:value-type="string" office:string-value="Maquettage application mobile" table:formula="of:=[Parametres.D18]" table:style-name="ce10">
            <text:p>Maquettage application mobile</text:p>
          </table:table-cell>
          <table:table-cell office:value-type="time" office:time-value="PT0H0M0S" table:formula="of:=SUMPRODUCT(([Temps.$A$7:.$A$100]=[Stats.$B$3])*([Temps.$B$7:.$B$100]=[Stats.$A20])*([Temps.$C$7:.$C$100]))" table:number-matrix-columns-spanned="1" table:number-matrix-rows-spanned="1" table:style-name="ce16">
            <text:p>00:00</text:p>
          </table:table-cell>
          <table:table-cell office:value-type="time" office:time-value="PT0H0M0S" table:formula="of:=SUMPRODUCT(([Temps.$A$7:.$A$100]=[Stats.$C$3])*([Temps.$B$7:.$B$100]=[Stats.$A20])*([Temps.$C$7:.$C$100]))" table:number-matrix-columns-spanned="1" table:number-matrix-rows-spanned="1" table:style-name="ce16">
            <text:p>00:00</text:p>
          </table:table-cell>
          <table:table-cell office:value-type="time" office:time-value="PT1H0M0S" table:formula="of:=SUMPRODUCT(([Temps.$A$7:.$A$100]=[Stats.$D$3])*([Temps.$B$7:.$B$100]=[Stats.$A20])*([Temps.$C$7:.$C$100]))" table:number-matrix-columns-spanned="1" table:number-matrix-rows-spanned="1" table:style-name="ce16">
            <text:p>01:00</text:p>
          </table:table-cell>
          <table:table-cell office:value-type="time" office:time-value="PT2H0M0S" table:formula="of:=SUMPRODUCT(([Temps.$A$7:.$A$100]=[Stats.$E$3])*([Temps.$B$7:.$B$100]=[Stats.$A20])*([Temps.$C$7:.$C$100]))" table:number-matrix-columns-spanned="1" table:number-matrix-rows-spanned="1" table:style-name="ce16">
            <text:p>02:00</text:p>
          </table:table-cell>
          <table:table-cell office:value-type="time" office:time-value="PT3H0M0S" table:formula="of:=SUM([.B20:.E20])" table:style-name="ce11">
            <text:p>03:00</text:p>
          </table:table-cell>
          <table:table-cell table:number-columns-repeated="16378"/>
        </table:table-row>
        <table:table-row table:style-name="ro2">
          <table:table-cell office:value-type="string" office:string-value="Maquettage site web" table:formula="of:=[Parametres.D19]" table:style-name="ce10">
            <text:p>Maquettage site web</text:p>
          </table:table-cell>
          <table:table-cell office:value-type="time" office:time-value="PT0H45M0S" table:formula="of:=SUMPRODUCT(([Temps.$A$7:.$A$100]=[Stats.$B$3])*([Temps.$B$7:.$B$100]=[Stats.$A21])*([Temps.$C$7:.$C$100]))" table:number-matrix-columns-spanned="1" table:number-matrix-rows-spanned="1" table:style-name="ce16">
            <text:p>00:45</text:p>
          </table:table-cell>
          <table:table-cell office:value-type="time" office:time-value="PT0H45M0S" table:formula="of:=SUMPRODUCT(([Temps.$A$7:.$A$100]=[Stats.$C$3])*([Temps.$B$7:.$B$100]=[Stats.$A21])*([Temps.$C$7:.$C$100]))" table:number-matrix-columns-spanned="1" table:number-matrix-rows-spanned="1" table:style-name="ce16">
            <text:p>00:45</text:p>
          </table:table-cell>
          <table:table-cell office:value-type="time" office:time-value="PT0H45M0S" table:formula="of:=SUMPRODUCT(([Temps.$A$7:.$A$100]=[Stats.$D$3])*([Temps.$B$7:.$B$100]=[Stats.$A21])*([Temps.$C$7:.$C$100]))" table:number-matrix-columns-spanned="1" table:number-matrix-rows-spanned="1" table:style-name="ce16">
            <text:p>00:45</text:p>
          </table:table-cell>
          <table:table-cell office:value-type="time" office:time-value="PT0H0M0S" table:formula="of:=SUMPRODUCT(([Temps.$A$7:.$A$100]=[Stats.$E$3])*([Temps.$B$7:.$B$100]=[Stats.$A21])*([Temps.$C$7:.$C$100]))" table:number-matrix-columns-spanned="1" table:number-matrix-rows-spanned="1" table:style-name="ce16">
            <text:p>00:00</text:p>
          </table:table-cell>
          <table:table-cell office:value-type="time" office:time-value="PT2H15M0S" table:formula="of:=SUM([.B21:.E21])" table:style-name="ce11">
            <text:p>02:15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Total</text:p>
          </table:table-cell>
          <table:table-cell office:value-type="time" office:time-value="PT3H35M0S" table:formula="of:=SUM([.B4:.B21])" table:style-name="ce11">
            <text:p>03:35</text:p>
          </table:table-cell>
          <table:table-cell office:value-type="time" office:time-value="PT3H40M0S" table:formula="of:=SUM([.C4:.C21])" table:style-name="ce11">
            <text:p>03:40</text:p>
          </table:table-cell>
          <table:table-cell office:value-type="time" office:time-value="PT3H20M0S" table:formula="of:=SUM([.D4:.D21])" table:style-name="ce11">
            <text:p>03:20</text:p>
          </table:table-cell>
          <table:table-cell office:value-type="time" office:time-value="PT4H10M0S" table:formula="of:=SUM([.E4:.E21])" table:style-name="ce11">
            <text:p>04:10</text:p>
          </table:table-cell>
          <table:table-cell office:value-type="time" office:time-value="PT14H45M0S" table:formula="of:=SUM([.F4:.F21])" table:style-name="ce17">
            <text:p>14:45</text:p>
          </table:table-cell>
          <table:table-cell table:number-columns-repeated="16378"/>
        </table:table-row>
        <table:table-row table:number-rows-repeated="1048554" table:style-name="ro2">
          <table:table-cell table:number-columns-repeated="16384"/>
        </table:table-row>
      </table:table>
      <table:table table:name="Parametre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80" table:default-cell-style-name="ce1"/>
        <table:table-row table:style-name="ro2">
          <table:table-cell office:value-type="string" table:style-name="ce13">
            <text:p>Noms des étudiants</text:p>
          </table:table-cell>
          <table:table-cell office:value-type="string" table:style-name="ce13">
            <text:p>Projets</text:p>
          </table:table-cell>
          <table:table-cell office:value-type="string" table:style-name="ce13">
            <text:p>Groupe</text:p>
          </table:table-cell>
          <table:table-cell office:value-type="string" table:style-name="ce14">
            <text:p>Tâche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Gastebois Lucy</text:p>
          </table:table-cell>
          <table:table-cell office:value-type="string" table:style-name="ce15">
            <text:p>OmniBoardEditor</text:p>
          </table:table-cell>
          <table:table-cell office:value-type="string" table:style-name="ce15">
            <text:p>Groupe A</text:p>
          </table:table-cell>
          <table:table-cell office:value-type="string" table:style-name="ce1">
            <text:p>Autre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Gontard Alice</text:p>
          </table:table-cell>
          <table:table-cell office:value-type="string" table:style-name="ce15">
            <text:p>Mady</text:p>
          </table:table-cell>
          <table:table-cell office:value-type="string" table:style-name="ce15">
            <text:p>Groupe B</text:p>
          </table:table-cell>
          <table:table-cell office:value-type="string" table:style-name="ce1">
            <text:p>Communication avec le cli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LeBoeuf Sullivan</text:p>
          </table:table-cell>
          <table:table-cell office:value-type="string" table:style-name="ce15">
            <text:p>Rosetta</text:p>
          </table:table-cell>
          <table:table-cell office:value-type="string" table:style-name="ce15">
            <text:p>Groupe C</text:p>
          </table:table-cell>
          <table:table-cell office:value-type="string" table:style-name="ce1">
            <text:p>Développem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Garcia Christophe</text:p>
          </table:table-cell>
          <table:table-cell office:value-type="string" table:style-name="ce15">
            <text:p>OppRoadInfo</text:p>
          </table:table-cell>
          <table:table-cell table:style-name="ce15"/>
          <table:table-cell office:value-type="string" table:style-name="ce1">
            <text:p>Maintien du Site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GameOfMaths</text:p>
          </table:table-cell>
          <table:table-cell table:style-name="ce15"/>
          <table:table-cell office:value-type="string" table:style-name="ce1">
            <text:p>Rédaction cahier des tests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Kaz</text:p>
          </table:table-cell>
          <table:table-cell table:style-name="ce1"/>
          <table:table-cell office:value-type="string" table:style-name="ce1">
            <text:p>Rédaction compte rendu des réun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manuel utilisa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mpréhens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ncep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spécificat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client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tu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Test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Auto Forma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echerche documenta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Rédaction proposition de projet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Maquettage application mobile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Maquettage site web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database-ranges>
        <table:database-range table:target-range-address="Parametres.A2:Parametres.A5" table:name="groupe"/>
        <table:database-range table:target-range-address="Parametres.D2:Parametres.D104857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ilote_32_de_32_donn_233_es_32_-_32_Cat_233_gorie" style:display-name="Pilote de données - Catégori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lote_32_de_32_donn_233_es_32_-_32_Champ" style:display-name="Pilote de données - Champ" style:family="table-cell" style:data-style-name="N0">
      <style:table-cell-properties style:vertical-align="automatic" fo:background-color="transparent"/>
    </style:style>
    <style:style style:name="Pilote_32_de_32_donn_233_es_32_-_32_Coin" style:display-name="Pilote de données - Coin" style:family="table-cell" style:data-style-name="N0">
      <style:table-cell-properties style:vertical-align="automatic" fo:background-color="transparent"/>
    </style:style>
    <style:style style:name="Pilote_32_de_32_donn_233_es_32_-_32_R_233_sultat" style:display-name="Pilote de données - Résulta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lote_32_de_32_donn_233_es_32_-_32_Titre" style:display-name="Pilote de données - Titr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lote_32_de_32_donn_233_es_32_-_32_Valeur" style:display-name="Pilote de données - Valeur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Nicolas Le Sommer</meta:initial-creator>
    <dc:creator>Christophe</dc:creator>
    <meta:creation-date>2010-10-06T16:14:11Z</meta:creation-date>
    <dc:date>2020-10-30T13:34:31Z</dc:date>
    <meta:editing-cycles>50</meta:editing-cycles>
    <meta:editing-duration>PT262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7.2pt" svg:width="905.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s passé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âches</text:p>
            </chart:title>
            <chart:categories table:cell-range-address="Stats.$A$4:.$A$21"/>
          </chart:axis>
          <chart:series chart:label-cell-address="Stats.$B$3" chart:values-cell-range-address="Stats.$B$4:.$B$21" chart:class="chart:bar" chart:attached-axis="primary-y" chart:style-name="G0S0">
            <chart:data-point chart:repeated="18"/>
          </chart:series>
          <chart:series chart:label-cell-address="Stats.$C$3" chart:values-cell-range-address="Stats.$C$4:.$C$21" chart:class="chart:bar" chart:attached-axis="primary-y" chart:style-name="G0S1">
            <chart:data-point chart:repeated="18"/>
          </chart:series>
          <chart:series chart:label-cell-address="Stats.$D$3" chart:values-cell-range-address="Stats.$D$4:.$D$21" chart:class="chart:bar" chart:attached-axis="primary-y" chart:style-name="G0S2">
            <chart:data-point chart:repeated="18"/>
          </chart:series>
          <chart:series chart:label-cell-address="Stats.$E$3" chart:values-cell-range-address="Stats.$E$4:.$E$21" chart:class="chart:bar" chart:attached-axis="primary-y" chart:style-name="G0S3"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